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88b5e" officeooo:paragraph-rsid="00188b5e"/>
    </style:style>
    <style:style style:name="P2" style:family="paragraph" style:parent-style-name="Standard">
      <style:text-properties officeooo:rsid="00188b5e" officeooo:paragraph-rsid="00188b5e"/>
    </style:style>
    <style:style style:name="T1" style:family="text">
      <style:text-properties officeooo:rsid="00189c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gs</text:h>
      <text:h text:style-name="Heading_20_2" text:outline-level="2">Controller not registering inputs in editor, but does in standalone mode</text:h>
      <text:p text:style-name="P1">This can be caused by Unreal recognizing a “phantom” input. <text:span text:style-name="T1">In one case I deleted the intermediate and saved folders and the problem resolved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3T19:27:46.557242800</meta:creation-date>
    <dc:date>2026-02-03T21:29:47.266974900</dc:date>
    <meta:editing-duration>PT1H51M17S</meta:editing-duration>
    <meta:editing-cycles>1</meta:editing-cycles>
    <meta:document-statistic meta:table-count="0" meta:image-count="0" meta:object-count="0" meta:page-count="1" meta:paragraph-count="3" meta:word-count="36" meta:character-count="218" meta:non-whitespace-character-count="185"/>
    <meta:generator>LibreOffice/25.2.7.2$Windows_X86_64 LibreOffice_project/5cbfd1ab6520636bb5f7b99185aa69bd7456825d</meta:generator>
  </office:meta>
</office:document-meta>
</file>